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top" draw:auto-grow-height="false" fo:min-height="3.75cm" fo:min-width="5.5cm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4.95cm" fo:min-width="12.4cm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5.75cm" fo:min-width="12.4cm"/>
    </style:style>
    <style:style style:name="gr4" style:family="graphic" style:parent-style-name="standard">
      <style:graphic-properties draw:fill-color="#53a800" draw:textarea-horizontal-align="justify" draw:textarea-vertical-align="middle" draw:auto-grow-height="false" fo:min-height="0.35cm" fo:min-width="2.9cm"/>
    </style:style>
    <style:style style:name="gr5" style:family="graphic" style:parent-style-name="standard">
      <style:graphic-properties draw:fill-color="#3f7ebe" draw:textarea-horizontal-align="justify" draw:textarea-vertical-align="middle" draw:auto-grow-height="false" fo:min-height="0.35cm" fo:min-width="2.9cm"/>
    </style:style>
    <style:style style:name="gr6" style:family="graphic" style:parent-style-name="standard">
      <style:graphic-properties draw:fill-color="#3f8000" draw:textarea-horizontal-align="justify" draw:textarea-vertical-align="middle" draw:auto-grow-height="false" fo:min-height="0.35cm" fo:min-width="2.9cm"/>
    </style:style>
    <style:style style:name="gr7" style:family="graphic" style:parent-style-name="standard">
      <style:graphic-properties draw:fill-color="#00a800" draw:textarea-horizontal-align="justify" draw:textarea-vertical-align="middle" draw:auto-grow-height="false" fo:min-height="0.35cm" fo:min-width="2.9cm"/>
    </style:style>
    <style:style style:name="gr8" style:family="graphic" style:parent-style-name="standard">
      <style:graphic-properties draw:fill-color="#00a853" draw:textarea-horizontal-align="justify" draw:textarea-vertical-align="middle" draw:auto-grow-height="false" fo:min-height="0.35cm" fo:min-width="2.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003f80" draw:textarea-horizontal-align="justify" draw:textarea-vertical-align="middle" draw:auto-grow-height="false" fo:min-height="0.35cm" fo:min-width="2.9cm"/>
    </style:style>
    <style:style style:name="gr11" style:family="graphic" style:parent-style-name="standard">
      <style:graphic-properties draw:fill-color="#5f7e9f" draw:textarea-horizontal-align="justify" draw:textarea-vertical-align="middle" draw:auto-grow-height="false" fo:min-height="0.35cm" fo:min-width="2.9cm"/>
    </style:style>
    <style:style style:name="gr12" style:family="graphic" style:parent-style-name="standard">
      <style:graphic-properties draw:fill-color="#0093d9" draw:textarea-horizontal-align="justify" draw:textarea-vertical-align="middle" draw:auto-grow-height="false" fo:min-height="0.35cm" fo:min-width="2.9cm"/>
    </style:style>
    <style:style style:name="gr13" style:family="graphic" style:parent-style-name="standard">
      <style:graphic-properties draw:fill-color="#9f9e5f" draw:textarea-horizontal-align="justify" draw:textarea-vertical-align="middle" draw:auto-grow-height="false" fo:min-height="0.35cm" fo:min-width="2.9cm"/>
    </style:style>
    <style:style style:name="gr14" style:family="graphic" style:parent-style-name="standard">
      <style:graphic-properties draw:fill-color="#d2d02b" draw:textarea-horizontal-align="justify" draw:textarea-vertical-align="middle" draw:auto-grow-height="false" fo:min-height="0.35cm" fo:min-width="5.7cm"/>
    </style:style>
    <style:style style:name="gr15" style:family="graphic" style:parent-style-name="standard">
      <style:graphic-properties draw:fill-color="#d27e2b" draw:textarea-horizontal-align="justify" draw:textarea-vertical-align="middle" draw:auto-grow-height="false" fo:min-height="0.35cm" fo:min-width="2.9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eeeeee" draw:textarea-horizontal-align="justify" draw:textarea-vertical-align="top" draw:auto-grow-height="false" fo:min-height="7.05cm" fo:min-width="12.5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20" style:family="graphic" style:parent-style-name="standard">
      <style:graphic-properties draw:fill-color="#eeeeee" draw:textarea-horizontal-align="justify" draw:textarea-vertical-align="top" draw:auto-grow-height="false" fo:min-height="9.95cm" fo:min-width="13.8cm"/>
    </style:style>
    <style:style style:name="pr1" style:family="presentation" style:parent-style-name="Default-title">
      <style:graphic-properties draw:fill="solid" draw:fill-color="#5f9e9f" fo:min-height="1.5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loext:graphic-properties draw:fill="solid" draw:fill-color="#5f9e9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53a800"/>
      <style:paragraph-properties fo:text-align="center"/>
      <style:text-properties fo:font-size="12pt"/>
    </style:style>
    <style:style style:name="P6" style:family="paragraph">
      <loext:graphic-properties draw:fill-color="#3f7ebe"/>
      <style:paragraph-properties fo:text-align="center"/>
      <style:text-properties fo:font-size="12pt"/>
    </style:style>
    <style:style style:name="P7" style:family="paragraph">
      <loext:graphic-properties draw:fill-color="#3f8000"/>
      <style:paragraph-properties fo:text-align="center"/>
      <style:text-properties fo:font-size="12pt"/>
    </style:style>
    <style:style style:name="P8" style:family="paragraph">
      <loext:graphic-properties draw:fill-color="#00a800"/>
      <style:paragraph-properties fo:text-align="center"/>
      <style:text-properties fo:font-size="12pt"/>
    </style:style>
    <style:style style:name="P9" style:family="paragraph">
      <loext:graphic-properties draw:fill-color="#00a853"/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3f80"/>
      <style:paragraph-properties fo:text-align="center"/>
      <style:text-properties fo:font-size="12pt"/>
    </style:style>
    <style:style style:name="P12" style:family="paragraph">
      <loext:graphic-properties draw:fill-color="#5f7e9f"/>
      <style:paragraph-properties fo:text-align="center"/>
      <style:text-properties fo:font-size="12pt"/>
    </style:style>
    <style:style style:name="P13" style:family="paragraph">
      <loext:graphic-properties draw:fill-color="#0093d9"/>
      <style:paragraph-properties fo:text-align="center"/>
      <style:text-properties fo:font-size="12pt"/>
    </style:style>
    <style:style style:name="P14" style:family="paragraph">
      <loext:graphic-properties draw:fill-color="#9f9e5f"/>
      <style:paragraph-properties fo:text-align="center"/>
      <style:text-properties fo:font-size="12pt"/>
    </style:style>
    <style:style style:name="P15" style:family="paragraph">
      <loext:graphic-properties draw:fill-color="#d2d02b"/>
      <style:paragraph-properties fo:text-align="center"/>
      <style:text-properties fo:font-size="12pt"/>
    </style:style>
    <style:style style:name="P16" style:family="paragraph">
      <loext:graphic-properties draw:fill-color="#d27e2b"/>
      <style:paragraph-properties fo:text-align="center"/>
      <style:text-properties fo:font-size="12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fo:font-size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0" draw:id="id10" draw:layer="layout" svg:width="6cm" svg:height="4cm" svg:x="1.5cm" svg:y="10.8cm">
          <text:p text:style-name="P1">Fxs USD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2.9cm" svg:height="5.2cm" svg:x="11.1cm" svg:y="9.8cm">
          <text:p text:style-name="P1">Anim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2.9cm" svg:height="6cm" svg:x="1.5cm" svg:y="3cm">
          <text:p text:style-name="P1">Assets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.563cm" svg:x="1.4cm" svg:y="0.837cm" presentation:class="title" presentation:user-transformed="true">
          <draw:text-box>
            <text:p><text:span text:style-name="T1">U</text:span><text:span text:style-name="T1">S</text:span><text:span text:style-name="T1">D</text:span><text:span text:style-name="T1"> </text:span><text:span text:style-name="T1">P</text:span><text:span text:style-name="T1">I</text:span><text:span text:style-name="T1">P</text:span><text:span text:style-name="T1">E</text:span><text:span text:style-name="T1">L</text:span><text:span text:style-name="T1">I</text:span><text:span text:style-name="T1">N</text:span><text:span text:style-name="T1">E</text:span></text:p>
          </draw:text-box>
        </draw:frame>
        <draw:custom-shape draw:style-name="gr4" draw:text-style-name="P5" xml:id="id2" draw:id="id2" draw:layer="layout" svg:width="3.4cm" svg:height="0.6cm" svg:x="4.7cm" svg:y="5.4cm">
          <text:p text:style-name="P4"><text:span text:style-name="T2">Asset US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3" draw:id="id13" draw:layer="layout" svg:width="3.4cm" svg:height="0.6cm" svg:x="19cm" svg:y="12.5cm">
          <text:p text:style-name="P4"><text:span text:style-name="T2">Layou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3.4cm" svg:height="0.6cm" svg:x="2.1cm" svg:y="4.3cm">
          <text:p text:style-name="P4"><text:span text:style-name="T2">Assets US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3.4cm" svg:height="0.6cm" svg:x="7.3cm" svg:y="6.5cm">
          <text:p text:style-name="P4"><text:span text:style-name="T2">Version US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3.4cm" svg:height="0.6cm" svg:x="9.9cm" svg:y="7.6cm">
          <text:p text:style-name="P4"><text:span text:style-name="T2">Variation USD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3.8cm" svg:y1="4.9cm" svg:x2="4.7cm" svg:y2="5.7cm" draw:start-shape="id1" draw:start-glue-point="2" draw:end-shape="id2" svg:d="M3800 4900v800h900" svg:viewBox="0 0 901 801">
          <text:p/>
        </draw:connector>
        <draw:connector draw:style-name="gr9" draw:text-style-name="P10" draw:layer="layout" svg:x1="6.4cm" svg:y1="6cm" svg:x2="7.3cm" svg:y2="6.8cm" draw:start-shape="id2" draw:start-glue-point="2" draw:end-shape="id3" draw:end-glue-point="3" svg:d="M6400 6000v800h900" svg:viewBox="0 0 901 801">
          <text:p/>
        </draw:connector>
        <draw:connector draw:style-name="gr9" draw:text-style-name="P10" draw:layer="layout" svg:x1="9cm" svg:y1="7.1cm" svg:x2="9.9cm" svg:y2="7.9cm" draw:start-shape="id3" draw:start-glue-point="2" draw:end-shape="id4" draw:end-glue-point="3" svg:d="M9000 7100v800h900" svg:viewBox="0 0 901 801">
          <text:p/>
        </draw:connector>
        <draw:custom-shape draw:style-name="gr10" draw:text-style-name="P11" xml:id="id12" draw:id="id12" draw:layer="layout" svg:width="3.4cm" svg:height="0.6cm" svg:x="19cm" svg:y="13.7cm">
          <text:p text:style-name="P4"><text:span text:style-name="T2">Anim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4" draw:id="id14" draw:layer="layout" svg:width="3.4cm" svg:height="0.6cm" svg:x="12.4cm" svg:y="12.5cm">
          <text:p text:style-name="P4"><text:span text:style-name="T2">Animation USD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11" draw:id="id11" draw:layer="layout" svg:width="3.4cm" svg:height="0.6cm" svg:x="19cm" svg:y="11.3cm">
          <text:p text:style-name="P4"><text:span text:style-name="T2">Primary Lay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6" draw:id="id6" draw:layer="layout" svg:width="3.4cm" svg:height="0.6cm" svg:x="15.85cm" svg:y="16.2cm">
          <text:p text:style-name="P4"><text:span text:style-name="T2">Scene USD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17.55cm" svg:y1="15cm" svg:x2="17.55cm" svg:y2="16.2cm" draw:start-shape="id5" draw:start-glue-point="2" draw:end-shape="id6" svg:d="M17550 15000v1200" svg:viewBox="0 0 1 1201">
          <text:p/>
        </draw:connector>
        <draw:custom-shape draw:style-name="gr14" draw:text-style-name="P15" xml:id="id7" draw:id="id7" draw:layer="layout" svg:width="6.2cm" svg:height="0.6cm" svg:x="14.45cm" svg:y="17.8cm">
          <text:p text:style-name="P4"><text:span text:style-name="T2">Show USD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8" draw:id="id8" draw:layer="layout" svg:width="3.4cm" svg:height="0.6cm" svg:x="15.85cm" svg:y="19.3cm">
          <text:p text:style-name="P4"><text:span text:style-name="T2">Lighting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17.55cm" svg:y1="16.8cm" svg:x2="17.55cm" svg:y2="17.8cm" draw:start-shape="id6" draw:start-glue-point="2" draw:end-shape="id7" draw:end-glue-point="0" svg:d="M17550 16800v1000" svg:viewBox="0 0 1 1001">
          <text:p/>
        </draw:connector>
        <draw:connector draw:style-name="gr9" draw:text-style-name="P10" draw:layer="layout" draw:line-skew="-0.549cm" svg:x1="14.45cm" svg:y1="18.1cm" svg:x2="15.85cm" svg:y2="19.6cm" draw:start-shape="id7" draw:start-glue-point="3" draw:end-shape="id8" draw:end-glue-point="3" svg:d="M14450 18100h-1050v1500h2450" svg:viewBox="0 0 2451 1501">
          <text:p/>
        </draw:connector>
        <draw:connector draw:style-name="gr9" draw:text-style-name="P10" draw:layer="layout" draw:line-skew="1.049cm" svg:x1="19.25cm" svg:y1="19.6cm" svg:x2="20.65cm" svg:y2="18.1cm" draw:start-shape="id8" draw:start-glue-point="1" draw:end-shape="id7" draw:end-glue-point="1" svg:d="M19250 19600h2950v-1500h-1550" svg:viewBox="0 0 2951 1501">
          <text:p/>
        </draw:connector>
        <draw:custom-shape draw:style-name="gr12" draw:text-style-name="P13" draw:layer="layout" svg:width="3.4cm" svg:height="0.6cm" svg:x="2.8cm" svg:y="12.3cm">
          <text:p text:style-name="P4"><text:span text:style-name="T2">CFX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cm" svg:height="0.6cm" svg:x="2.8cm" svg:y="13.5cm">
          <text:p text:style-name="P4"><text:span text:style-name="T2">EFX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7.95cm" svg:y1="9cm" svg:x2="4.5cm" svg:y2="10.8cm" draw:start-shape="id9" draw:start-glue-point="2" draw:end-shape="id10" svg:d="M7950 9000v900h-3450v900" svg:viewBox="0 0 3451 1801">
          <text:p/>
        </draw:connector>
        <draw:connector draw:style-name="gr9" draw:text-style-name="P10" draw:layer="layout" svg:x1="5.5cm" svg:y1="4.6cm" svg:x2="20.7cm" svg:y2="11.3cm" draw:start-shape="id1" draw:start-glue-point="1" draw:end-shape="id11" draw:end-glue-point="0" svg:d="M5500 4600h15200v6700" svg:viewBox="0 0 15201 6701">
          <text:p/>
        </draw:connector>
        <draw:connector draw:style-name="gr9" draw:text-style-name="P10" draw:layer="layout" draw:line-skew="3.199cm" svg:x1="5.5cm" svg:y1="4.6cm" svg:x2="22.4cm" svg:y2="14cm" draw:start-shape="id1" draw:start-glue-point="1" draw:end-shape="id12" draw:end-glue-point="1" svg:d="M5500 4600h20600v9400h-3700" svg:viewBox="0 0 20601 9401">
          <text:p/>
        </draw:connector>
        <draw:connector draw:style-name="gr9" draw:text-style-name="P10" draw:layer="layout" draw:line-skew="2.199cm" svg:x1="5.5cm" svg:y1="4.6cm" svg:x2="22.4cm" svg:y2="12.8cm" draw:start-shape="id1" draw:start-glue-point="1" draw:end-shape="id13" draw:end-glue-point="1" svg:d="M5500 4600h19600v8200h-2700" svg:viewBox="0 0 19601 8201">
          <text:p/>
        </draw:connector>
        <draw:connector draw:style-name="gr9" draw:text-style-name="P10" draw:layer="layout" svg:x1="19cm" svg:y1="11.6cm" svg:x2="14.1cm" svg:y2="12.5cm" draw:start-shape="id11" draw:start-glue-point="3" draw:end-shape="id14" draw:end-glue-point="0" svg:d="M19000 11600h-4900v900" svg:viewBox="0 0 4901 901">
          <text:p/>
        </draw:connector>
        <draw:connector draw:style-name="gr16" draw:text-style-name="P10" draw:layer="layout" svg:x1="15.8cm" svg:y1="12.8cm" svg:x2="19cm" svg:y2="12.8cm" draw:start-shape="id14" draw:start-glue-point="1" draw:end-shape="id13" draw:end-glue-point="3" svg:d="M15800 12800h3200" svg:viewBox="0 0 3201 1">
          <text:p/>
        </draw:connector>
        <draw:connector draw:style-name="gr16" draw:text-style-name="P10" draw:layer="layout" svg:x1="19cm" svg:y1="14cm" svg:x2="14.1cm" svg:y2="13.1cm" draw:start-shape="id12" draw:start-glue-point="3" draw:end-shape="id14" draw:end-glue-point="2" svg:d="M19000 14000h-4900v-900" svg:viewBox="0 0 4901 901">
          <text:p/>
        </draw:connector>
        <draw:connector draw:style-name="gr9" draw:text-style-name="P10" draw:layer="layout" svg:x1="12.4cm" svg:y1="12.8cm" svg:x2="7.5cm" svg:y2="12.8cm" draw:start-shape="id14" draw:start-glue-point="3" draw:end-shape="id10" svg:d="M12400 12800h-4900" svg:viewBox="0 0 4901 1">
          <text:p/>
        </draw:connector>
        <draw:connector draw:style-name="gr9" draw:text-style-name="P10" draw:layer="layout" svg:x1="4.5cm" svg:y1="14.8cm" svg:x2="15.85cm" svg:y2="16.5cm" draw:start-shape="id10" draw:start-glue-point="2" draw:end-shape="id6" draw:end-glue-point="3" svg:d="M4500 14800v1700h11350" svg:viewBox="0 0 11351 1701">
          <text:p/>
        </draw:connecto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8" draw:text-style-name="P2" draw:layer="layout" svg:width="13cm" svg:height="7.3cm" svg:x="0.8cm" svg:y="10.3cm">
          <text:p text:style-name="P1">LOD and Hires</text:p>
          <draw:enhanced-geometry svg:viewBox="0 0 21600 21600" draw:type="rectangle" draw:enhanced-path="M 0 0 L 21600 0 21600 21600 0 21600 0 0 Z N"/>
        </draw:custom-shape>
        <draw:custom-shape draw:style-name="gr19" draw:text-style-name="P18" xml:id="id18" draw:id="id18" draw:layer="layout" svg:width="3.4cm" svg:height="0.6cm" svg:x="9.6cm" svg:y="6.2cm">
          <text:p text:style-name="P4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4" draw:id="id24" draw:layer="layout" svg:width="3.4cm" svg:height="0.6cm" svg:x="3.8cm" svg:y="11.8cm">
          <text:p text:style-name="P4"><text:span text:style-name="T2">uv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1" draw:id="id21" draw:layer="layout" svg:width="3.4cm" svg:height="0.6cm" svg:x="3.8cm" svg:y="13.5cm">
          <text:p text:style-name="P4"><text:span text:style-name="T2">surface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5" draw:id="id25" draw:layer="layout" svg:width="3.4cm" svg:height="0.6cm" svg:x="9.3cm" svg:y="11.8cm">
          <text:p text:style-name="P4"><text:span text:style-name="T2">puppet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.563cm" svg:x="1.401cm" svg:y="0.838cm" presentation:class="title" presentation:user-transformed="true">
          <draw:text-box>
            <text:p><text:span text:style-name="T1">A</text:span><text:span text:style-name="T1">s</text:span><text:span text:style-name="T1">s</text:span><text:span text:style-name="T1">e</text:span><text:span text:style-name="T1">t</text:span><text:span text:style-name="T1">t</text:span><text:span text:style-name="T1"> </text:span><text:span text:style-name="T1">U</text:span><text:span text:style-name="T1">S</text:span><text:span text:style-name="T1">D</text:span><text:span text:style-name="T1"> </text:span><text:span text:style-name="T1">B</text:span><text:span text:style-name="T1">r</text:span><text:span text:style-name="T1">e</text:span><text:span text:style-name="T1">a</text:span><text:span text:style-name="T1">k</text:span><text:span text:style-name="T1">-</text:span><text:span text:style-name="T1">d</text:span><text:span text:style-name="T1">o</text:span><text:span text:style-name="T1">w</text:span><text:span text:style-name="T1">n</text:span></text:p>
          </draw:text-box>
        </draw:frame>
        <draw:custom-shape draw:style-name="gr7" draw:text-style-name="P8" xml:id="id17" draw:id="id17" draw:layer="layout" svg:width="3.4cm" svg:height="0.6cm" svg:x="7cm" svg:y="5.3cm">
          <text:p text:style-name="P4"><text:span text:style-name="T2">Vers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2" draw:id="id22" draw:layer="layout" svg:width="3.4cm" svg:height="0.6cm" svg:x="6.3cm" svg:y="15.8cm">
          <text:p text:style-name="P4"><text:span text:style-name="T2">preview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3" draw:id="id23" draw:layer="layout" svg:width="3.4cm" svg:height="0.6cm" svg:x="1.5cm" svg:y="15.8cm">
          <text:p text:style-name="P4"><text:span text:style-name="T2">ren</text:span><text:span text:style-name="T2">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6cm" svg:x="28.8cm" svg:y="17cm">
          <text:p text:style-name="P4"><text:span text:style-name="T2">Vari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6cm" svg:x="28.8cm" svg:y="19.2cm">
          <text:p text:style-name="P4"><text:span text:style-name="T2">Vari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6" draw:id="id16" draw:layer="layout" svg:width="3.4cm" svg:height="0.6cm" svg:x="4.5cm" svg:y="4.2cm">
          <text:p text:style-name="P4"><text:span text:style-name="T2">Asse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5" draw:id="id15" draw:layer="layout" svg:width="3.4cm" svg:height="0.6cm" svg:x="2cm" svg:y="3.2cm">
          <text:p text:style-name="P4"><text:span text:style-name="T2">Assets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3.7cm" svg:y1="3.8cm" svg:x2="4.5cm" svg:y2="4.5cm" draw:start-shape="id15" draw:start-glue-point="2" draw:end-shape="id16" draw:end-glue-point="3" svg:d="M3700 3800v700h800" svg:viewBox="0 0 801 701">
          <text:p/>
        </draw:connector>
        <draw:connector draw:style-name="gr9" draw:text-style-name="P10" draw:layer="layout" svg:x1="6.2cm" svg:y1="4.8cm" svg:x2="7cm" svg:y2="5.6cm" draw:start-shape="id16" draw:start-glue-point="2" draw:end-shape="id17" draw:end-glue-point="3" svg:d="M6200 4800v800h800" svg:viewBox="0 0 801 801">
          <text:p/>
        </draw:connector>
        <draw:connector draw:style-name="gr9" draw:text-style-name="P10" draw:layer="layout" svg:x1="8.7cm" svg:y1="5.9cm" svg:x2="9.6cm" svg:y2="6.5cm" draw:start-shape="id17" draw:start-glue-point="2" draw:end-shape="id18" draw:end-glue-point="3" svg:d="M8700 5900v600h900" svg:viewBox="0 0 901 601">
          <text:p/>
        </draw:connector>
        <draw:custom-shape draw:style-name="gr19" draw:text-style-name="P18" draw:layer="layout" svg:width="3.4cm" svg:height="0.6cm" svg:x="28.8cm" svg:y="18cm">
          <text:p text:style-name="P4"><text:span text:style-name="T2">Vari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19" draw:id="id19" draw:layer="layout" svg:width="3.4cm" svg:height="0.6cm" svg:x="7cm" svg:y="8.6cm">
          <text:p text:style-name="P4"><text:span text:style-name="T2">lod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0" draw:id="id20" draw:layer="layout" svg:width="3.4cm" svg:height="0.6cm" svg:x="12.5cm" svg:y="8.6cm">
          <text:p text:style-name="P4"><text:span text:style-name="T2">hir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6cm" svg:x="28.8cm" svg:y="16cm">
          <text:p text:style-name="P4"><text:span text:style-name="T2">Variation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11.3cm" svg:y1="6.8cm" svg:x2="8.7cm" svg:y2="8.6cm" draw:start-shape="id18" draw:start-glue-point="2" draw:end-shape="id19" draw:end-glue-point="0" svg:d="M11300 6800v900h-2600v900" svg:viewBox="0 0 2601 1801">
          <text:p/>
        </draw:connector>
        <draw:connector draw:style-name="gr9" draw:text-style-name="P10" draw:layer="layout" svg:x1="11.3cm" svg:y1="6.8cm" svg:x2="14.2cm" svg:y2="8.6cm" draw:start-shape="id18" draw:start-glue-point="2" draw:end-shape="id20" draw:end-glue-point="0" svg:d="M11300 6800v900h2900v900" svg:viewBox="0 0 2901 1801">
          <text:p/>
        </draw:connector>
        <draw:connector draw:style-name="gr9" draw:text-style-name="P10" draw:layer="layout" svg:x1="5.5cm" svg:y1="14.1cm" svg:x2="8cm" svg:y2="15.8cm" draw:start-shape="id21" draw:start-glue-point="2" draw:end-shape="id22" draw:end-glue-point="0" svg:d="M5500 14100v850h2500v850" svg:viewBox="0 0 2501 1701">
          <text:p/>
        </draw:connector>
        <draw:connector draw:style-name="gr9" draw:text-style-name="P10" draw:layer="layout" svg:x1="5.5cm" svg:y1="14.1cm" svg:x2="3.2cm" svg:y2="15.8cm" draw:start-shape="id21" draw:start-glue-point="2" draw:end-shape="id23" draw:end-glue-point="0" svg:d="M5500 14100v850h-2300v850" svg:viewBox="0 0 2301 1701">
          <text:p/>
        </draw:connector>
        <draw:connector draw:style-name="gr9" draw:text-style-name="P10" draw:layer="layout" svg:x1="5.5cm" svg:y1="12.4cm" svg:x2="5.5cm" svg:y2="13.5cm" draw:start-shape="id24" draw:start-glue-point="2" draw:end-shape="id21" draw:end-glue-point="0" svg:d="M5500 12400v1100" svg:viewBox="0 0 1 1101">
          <text:p/>
        </draw:connector>
        <draw:connector draw:style-name="gr9" draw:text-style-name="P10" draw:layer="layout" svg:x1="7.2cm" svg:y1="12.1cm" svg:x2="9.3cm" svg:y2="12.1cm" draw:start-shape="id24" draw:start-glue-point="1" draw:end-shape="id25" draw:end-glue-point="3" svg:d="M7200 12100h2100" svg:viewBox="0 0 2101 1">
          <text:p/>
        </draw:connector>
        <draw:connector draw:style-name="gr9" draw:text-style-name="P10" draw:layer="layout" svg:x1="9.7cm" svg:y1="16.1cm" svg:x2="11cm" svg:y2="12.4cm" draw:start-shape="id22" draw:start-glue-point="1" draw:end-shape="id25" draw:end-glue-point="2" svg:d="M9700 16100h1300v-3700" svg:viewBox="0 0 1301 3701">
          <text:p/>
        </draw:connector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0" draw:text-style-name="P2" draw:layer="layout" svg:width="14.3cm" svg:height="10.2cm" svg:x="1.5cm" svg:y="5.4cm">
          <text:p text:style-name="P1">US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6cm" svg:x="4.1cm" svg:y="7.325cm">
          <text:p text:style-name="P4"><text:span text:style-name="T2">Asset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6" draw:id="id26" draw:layer="layout" svg:width="3.4cm" svg:height="0.6cm" svg:x="4.1cm" svg:y="7.325cm">
          <text:p text:style-name="P4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7" draw:id="id27" draw:layer="layout" svg:width="3.4cm" svg:height="0.6cm" svg:x="4.1cm" svg:y="9.025cm">
          <text:p text:style-name="P4"><text:span text:style-name="T2">uv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8" draw:id="id28" draw:layer="layout" svg:width="3.4cm" svg:height="0.6cm" svg:x="4.1cm" svg:y="10.975cm">
          <text:p text:style-name="P4"><text:span text:style-name="T2">surface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9" draw:id="id29" draw:layer="layout" svg:width="3.4cm" svg:height="0.6cm" svg:x="11.9cm" svg:y="13.4cm">
          <text:p text:style-name="P4"><text:span text:style-name="T2">puppe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cm" svg:height="0.6cm" svg:x="6.8cm" svg:y="4.2cm">
          <text:p text:style-name="P4"><text:span text:style-name="T2">Version USD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5.8cm" svg:y1="7.925cm" svg:x2="5.8cm" svg:y2="9.025cm" draw:start-shape="id26" draw:start-glue-point="2" draw:end-shape="id27" draw:end-glue-point="0" svg:d="M5800 7925v1100" svg:viewBox="0 0 1 1101">
          <text:p/>
        </draw:connector>
        <draw:connector draw:style-name="gr9" draw:text-style-name="P10" draw:layer="layout" svg:x1="5.8cm" svg:y1="9.625cm" svg:x2="5.8cm" svg:y2="10.975cm" draw:start-shape="id27" draw:start-glue-point="2" draw:end-shape="id28" draw:end-glue-point="0" svg:d="M5800 9625v1350" svg:viewBox="0 0 1 1351">
          <text:p/>
        </draw:connector>
        <draw:connector draw:style-name="gr9" draw:text-style-name="P10" draw:layer="layout" svg:x1="7.5cm" svg:y1="9.325cm" svg:x2="13.6cm" svg:y2="13.4cm" draw:start-shape="id27" draw:start-glue-point="1" draw:end-shape="id29" draw:end-glue-point="0" svg:d="M7500 9325h6100v4075" svg:viewBox="0 0 6101 4076">
          <text:p/>
        </draw:connector>
        <draw:custom-shape draw:style-name="gr19" draw:text-style-name="P18" xml:id="id31" draw:id="id31" draw:layer="layout" svg:width="3.4cm" svg:height="0.6cm" svg:x="6.7cm" svg:y="13.4cm">
          <text:p text:style-name="P4"><text:span text:style-name="T2">Preview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30" draw:id="id30" draw:layer="layout" svg:width="3.4cm" svg:height="0.6cm" svg:x="1.9cm" svg:y="13.4cm">
          <text:p text:style-name="P4"><text:span text:style-name="T2">Render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5.8cm" svg:y1="11.575cm" svg:x2="3.6cm" svg:y2="13.4cm" draw:start-shape="id28" draw:start-glue-point="2" draw:end-shape="id30" draw:end-glue-point="0" svg:d="M5800 11575v913h-2200v912" svg:viewBox="0 0 2201 1826">
          <text:p/>
        </draw:connector>
        <draw:connector draw:style-name="gr9" draw:text-style-name="P10" draw:layer="layout" svg:x1="5.8cm" svg:y1="11.575cm" svg:x2="8.4cm" svg:y2="13.4cm" draw:start-shape="id28" draw:start-glue-point="2" draw:end-shape="id31" draw:end-glue-point="0" svg:d="M5800 11575v913h2600v912" svg:viewBox="0 0 2601 1826">
          <text:p/>
        </draw:connector>
        <draw:connector draw:style-name="gr9" draw:text-style-name="P10" draw:layer="layout" svg:x1="10.1cm" svg:y1="13.7cm" svg:x2="11.9cm" svg:y2="13.7cm" draw:start-shape="id31" draw:start-glue-point="1" draw:end-shape="id29" draw:end-glue-point="3" svg:d="M10100 13700h1800" svg:viewBox="0 0 1801 1">
          <text:p/>
        </draw:connector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2:29:23.801090826</meta:creation-date>
    <meta:generator>LibreOffice/5.3.6.1$Linux_X86_64 LibreOffice_project/30$Build-1</meta:generator>
    <dc:date>2019-12-06T23:47:15.866841959</dc:date>
    <meta:editing-duration>PT1H1M42S</meta:editing-duration>
    <meta:editing-cycles>9</meta:editing-cycles>
    <meta:document-statistic meta:object-count="102"/>
  </office:meta>
</office:document-meta>
</file>